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30d65" officeooo:paragraph-rsid="00130d6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is is the list of requirments that we derived from the user stories for our group, that is focused on the database implementation. The first one is that the system must feature an ACID transaction mechanism, the confidence is 60 because this mechanism can come for free from the selected database or not, in that case we need to implement it in some way, that could be manually.</text:p>
      <text:p text:style-name="P1">This is again important for all users with a high overall impact, the confidence is 100 because this and ones below are the core functionalities of the databas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5T14:34:43.777000000</meta:creation-date>
    <dc:date>2024-10-16T09:39:37.702000000</dc:date>
    <meta:editing-duration>PT19H4M54S</meta:editing-duration>
    <meta:editing-cycles>1</meta:editing-cycles>
    <meta:generator>LibreOffice/7.5.1.2$Windows_X86_64 LibreOffice_project/fcbaee479e84c6cd81291587d2ee68cba099e129</meta:generator>
    <meta:document-statistic meta:table-count="0" meta:image-count="0" meta:object-count="0" meta:page-count="1" meta:paragraph-count="2" meta:word-count="96" meta:character-count="541" meta:non-whitespace-character-count="447"/>
  </office:meta>
</office:document-meta>
</file>